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.1cm" svg:y="4.7cm">
          <draw:text-box>
            <text:p><text:span text:style-name="T1">i</text:span></text:p>
          </draw:text-box>
        </draw:frame>
        <draw:frame draw:style-name="gr3" draw:text-style-name="P2" draw:layer="layout" svg:width="14.991cm" svg:height="8.691cm" svg:x="0.109cm" svg:y="0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30T17:30:30.841700034</dc:date>
    <meta:editing-duration>PT4M41S</meta:editing-duration>
    <meta:editing-cycles>22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92cm" svg:height="8.692cm" xlink:href="." xlink:type="simple" chart:class="chart:scatter" chart:style-name="ch1">
        <chart:plot-area chart:style-name="ch2" chart:data-source-has-labels="both" svg:x="0.299cm" svg:y="0.173cm" svg:width="14.394cm" svg:height="8.346cm">
          <chartooo:coordinate-region svg:x="0.841cm" svg:y="0.372cm" svg:width="13.758cm" svg:height="7.94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62348980185873">
                <text:p>2.62348980185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77747906604369">
                <text:p>1.77747906604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09903113209758">
                <text:p>1.09903113209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09903113209758">
                <text:p>1.09903113209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77747906604369">
                <text:p>1.77747906604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62348980185873">
                <text:p>2.62348980185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62348980185873">
                <text:p>2.62348980185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77747906604369">
                <text:p>1.77747906604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